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163" officeooo:paragraph-rsid="00141163"/>
    </style:style>
    <style:style style:name="P2" style:family="paragraph" style:parent-style-name="Standard">
      <style:text-properties officeooo:rsid="00141163" officeooo:paragraph-rsid="0017d2d6"/>
    </style:style>
    <style:style style:name="P3" style:family="paragraph" style:parent-style-name="Standard">
      <style:text-properties officeooo:rsid="00141163" officeooo:paragraph-rsid="00189ae8"/>
    </style:style>
    <style:style style:name="P4" style:family="paragraph" style:parent-style-name="Standard">
      <style:text-properties officeooo:rsid="00189ae8" officeooo:paragraph-rsid="00189ae8"/>
    </style:style>
    <style:style style:name="P5" style:family="paragraph" style:parent-style-name="Standard">
      <style:text-properties officeooo:rsid="0019d4e2" officeooo:paragraph-rsid="0019d4e2"/>
    </style:style>
    <style:style style:name="P6" style:family="paragraph" style:parent-style-name="Standard" style:list-style-name="L1">
      <style:text-properties officeooo:rsid="00189ae8" officeooo:paragraph-rsid="00189ae8"/>
    </style:style>
    <style:style style:name="P7" style:family="paragraph" style:parent-style-name="Standard" style:list-style-name="L2">
      <style:text-properties officeooo:rsid="00141163" officeooo:paragraph-rsid="00141163"/>
    </style:style>
    <style:style style:name="P8" style:family="paragraph" style:parent-style-name="Standard" style:list-style-name="L3">
      <style:text-properties officeooo:rsid="0019d4e2" officeooo:paragraph-rsid="0019d4e2"/>
    </style:style>
    <style:style style:name="P9" style:family="paragraph" style:parent-style-name="Standard">
      <style:text-properties officeooo:rsid="0019d4e2" officeooo:paragraph-rsid="0019d4e2"/>
    </style:style>
    <style:style style:name="P10" style:family="paragraph" style:parent-style-name="Standard">
      <style:text-properties officeooo:rsid="001c1d79" officeooo:paragraph-rsid="001c1d79"/>
    </style:style>
    <style:style style:name="P11" style:family="paragraph" style:parent-style-name="Standard">
      <style:text-properties officeooo:rsid="001d36e3" officeooo:paragraph-rsid="001d36e3"/>
    </style:style>
    <style:style style:name="P12" style:family="paragraph" style:parent-style-name="Standard">
      <style:text-properties officeooo:rsid="001d36e3" officeooo:paragraph-rsid="001f9f31"/>
    </style:style>
    <style:style style:name="P13" style:family="paragraph" style:parent-style-name="Standard">
      <style:text-properties officeooo:rsid="001f2a67" officeooo:paragraph-rsid="001f2a67"/>
    </style:style>
    <style:style style:name="P14" style:family="paragraph" style:parent-style-name="Standard">
      <style:text-properties officeooo:rsid="001f9f31" officeooo:paragraph-rsid="001f9f31"/>
    </style:style>
    <style:style style:name="T1" style:family="text">
      <style:text-properties style:text-position="super 58%"/>
    </style:style>
    <style:style style:name="T2" style:family="text">
      <style:text-properties officeooo:rsid="0016785f"/>
    </style:style>
    <style:style style:name="T3" style:family="text">
      <style:text-properties officeooo:rsid="0017d2d6"/>
    </style:style>
    <style:style style:name="T4" style:family="text">
      <style:text-properties officeooo:rsid="001ba488"/>
    </style:style>
    <style:style style:name="T5" style:family="text">
      <style:text-properties officeooo:rsid="001f9f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s on SSLC Data</text:p>
      <text:p text:style-name="P1"/>
      <text:p text:style-name="P2">Experiment 1 : Try to predict class of a student. </text:p>
      <text:p text:style-name="P2"/>
      <text:p text:style-name="P2"><text:span text:style-name="T3">Predictors : </text:span>SCHOOL_TYPE + URBAN_RURAL+ NRC_CASTE_CODE + NRC_GENDER_CODE + NRC_MEDIUM <text:span text:style-name="T3">+ NRC_PHYSICAL_CONDITION + CANDIDATE_TYPE</text:span></text:p>
      <text:list xml:id="list246447948768510710" text:style-name="L1">
        <text:list-item>
          <text:p text:style-name="P6">Candidates other than freshers fail</text:p>
        </text:list-item>
        <text:list-item>
          <text:p text:style-name="P6">Freshers in english or telagu medium just pass</text:p>
        </text:list-item>
        <text:list-item>
          <text:p text:style-name="P6">The remaining get first class</text:p>
        </text:list-item>
      </text:list>
      <text:p text:style-name="P5">Missclassification error = 60%</text:p>
      <text:p text:style-name="P4"/>
      <text:p text:style-name="P3"><text:span text:style-name="T3">Predictors : </text:span>SCHOOL_TYPE + URBAN_RURAL+ NRC_CASTE_CODE + NRC_GENDER_CODE + NRC_MEDIUM <text:span text:style-name="T3">+ NRC_PHYSICAL_CONDITION +</text:span></text:p>
      <text:p text:style-name="P1">The model predicts <text:s/>the following</text:p>
      <text:list xml:id="list3917093236905517555" text:style-name="L2">
        <text:list-item>
          <text:p text:style-name="P7">Rural students whose medium of instruction is english or telagu fail.</text:p>
        </text:list-item>
        <text:list-item>
          <text:p text:style-name="P7">Urban students whose medium of instruction is english of telagu just pass. No distinction, 1<text:span text:style-name="T1">st</text:span> class or 2<text:span text:style-name="T1">nd</text:span> class.</text:p>
        </text:list-item>
      </text:list>
      <text:p text:style-name="P1">The misclassification error is <text:span text:style-name="T2">approximately around</text:span> 6<text:span text:style-name="T2">4</text:span> percent. No wonder here given the predictions this model has made.</text:p>
      <text:p text:style-name="P1"/>
      <text:p text:style-name="P5">Predictors: <text:span text:style-name="T4">DIST_CODE</text:span></text:p>
      <text:list xml:id="list2553282541912045207" text:style-name="L3">
        <text:list-item>
          <text:p text:style-name="P8">All districts except BA, BB, DD, EE, FF, GA, GG, HH, II, JJ, LL, MA, MB, MM, NN, OA, PA, PP fail</text:p>
        </text:list-item>
        <text:list-item>
          <text:p text:style-name="P8">Students in DD, DD, GA, GG, JJ, LL, PA, PP get a first class</text:p>
        </text:list-item>
        <text:list-item>
          <text:p text:style-name="P8">All others just <text:s/>pass</text:p>
        </text:list-item>
      </text:list>
      <text:p text:style-name="P5"/>
      <text:p text:style-name="P5"/>
      <text:p text:style-name="P10">Experiment two: Dimensionality reduction on the marks of the 6 subjects. The dimensions are too small to do dimensionality reduction. Nonetheless what to do after the dimensionality reduction? How to use the smaller dimension data.</text:p>
      <text:p text:style-name="P10"/>
      <text:p text:style-name="P10"/>
      <text:p text:style-name="P11">Experiment three : Covariance analysis of marks</text:p>
      <text:p text:style-name="P12">See how all marks covary and then what? - <text:span text:style-name="T5">http://www.youtube.com/watch?v=igPQ-pI8Bjo&amp;list=UUq4pm1i_VZqxKVVOz5qRBIA</text:span></text:p>
      <text:p text:style-name="P11">See the video on how to do the same usng svd and prcomp and others</text:p>
      <text:p text:style-name="P11">Do linear regression analysis</text:p>
      <text:p text:style-name="P13">Kieser criteria – How many principle components to retain</text:p>
      <text:p text:style-name="P13">screeplot</text:p>
      <text:p text:style-name="P13">biplot</text:p>
      <text:p text:style-name="P13"/>
      <text:p text:style-name="P14">http://www.youtube.com/watch?v=qhvkVxuwv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1:52:04.382539131</meta:creation-date>
    <meta:editing-duration>PT6H47M24S</meta:editing-duration>
    <meta:editing-cycles>9</meta:editing-cycles>
    <meta:generator>LibreOffice/4.2.6.3$Linux_X86_64 LibreOffice_project/420m0$Build-3</meta:generator>
    <dc:date>2014-10-30T21:45:59.414551979</dc:date>
    <meta:document-statistic meta:table-count="0" meta:image-count="0" meta:object-count="0" meta:page-count="1" meta:paragraph-count="25" meta:word-count="248" meta:character-count="1597" meta:non-whitespace-character-count="1378"/>
  </office:meta>
</office:document-meta>
</file>